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04670d"/>
    </style:style>
    <style:style style:name="P2" style:family="paragraph" style:parent-style-name="Standard" style:list-style-name="L1"/>
    <style:style style:name="P3" style:family="paragraph" style:parent-style-name="Standard">
      <style:text-properties officeooo:rsid="0002dfec"/>
    </style:style>
    <style:style style:name="P4" style:family="paragraph" style:parent-style-name="Standard">
      <style:text-properties officeooo:rsid="0004670d" officeooo:paragraph-rsid="0004670d"/>
    </style:style>
    <style:style style:name="P5" style:family="paragraph" style:parent-style-name="Standard">
      <style:text-properties officeooo:rsid="00056660" officeooo:paragraph-rsid="0004670d"/>
    </style:style>
    <style:style style:name="P6" style:family="paragraph" style:parent-style-name="Standard">
      <style:text-properties officeooo:rsid="00056660" officeooo:paragraph-rsid="00056660"/>
    </style:style>
    <style:style style:name="P7" style:family="paragraph" style:parent-style-name="Standard">
      <style:text-properties officeooo:rsid="00067b5e" officeooo:paragraph-rsid="00067b5e"/>
    </style:style>
    <style:style style:name="P8" style:family="paragraph" style:parent-style-name="Standard">
      <style:text-properties officeooo:paragraph-rsid="0007fbeb"/>
    </style:style>
    <style:style style:name="P9" style:family="paragraph" style:parent-style-name="Standard">
      <style:text-properties officeooo:paragraph-rsid="0008e230"/>
    </style:style>
    <style:style style:name="T1" style:family="text">
      <style:text-properties officeooo:rsid="0002dfec"/>
    </style:style>
    <style:style style:name="T2" style:family="text">
      <style:text-properties officeooo:rsid="0004670d"/>
    </style:style>
    <style:style style:name="T3" style:family="text">
      <style:text-properties officeooo:rsid="00056660"/>
    </style:style>
    <style:style style:name="T4" style:family="text">
      <style:text-properties officeooo:rsid="00067b5e"/>
    </style:style>
    <style:style style:name="T5" style:family="text">
      <style:text-properties officeooo:rsid="0007fbeb"/>
    </style:style>
    <style:style style:name="T6" style:family="text">
      <style:text-properties officeooo:rsid="0008e230"/>
    </style:style>
    <style:style style:name="T7" style:family="text">
      <style:text-properties officeooo:rsid="0009cfa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apport imagimp</text:p>
      <text:p text:style-name="Standard"/>
      <text:p text:style-name="Standard"/>
      <text:list xml:id="list457831121" text:style-name="L1">
        <text:list-item>
          <text:p text:style-name="P2">Conception </text:p>
          <text:p text:style-name="P2">= prise en compte des consignes</text:p>
          <text:p text:style-name="P2">= recherches préalables (pour comprendre les consignes et élaborer le début du projet)</text:p>
          <text:p text:style-name="P2">= organisation du travail entre nous et organisation des répertoires de travail</text:p>
          <text:p text:style-name="P2">= répartition des tâches</text:p>
          <text:p text:style-name="P2"/>
        </text:list-item>
        <text:list-item>
          <text:p text:style-name="P2">Réalisation (reprendre les tâches du pdf du prof)</text:p>
          <text:p text:style-name="P2">= chargement de l'image</text:p>
        </text:list-item>
      </text:list>
      <text:p text:style-name="Standard"><text:tab/>= interface utilisateur</text:p>
      <text:p text:style-name="Standard"><text:tab/>= gestion des calques</text:p>
      <text:p text:style-name="Standard"><text:tab/>= gestion de l'historiques</text:p>
      <text:p text:style-name="Standard"/>
      <text:p text:style-name="Standard">/* <text:span text:style-name="T3">Fichier ppm </text:span><text:span text:style-name="T1">*/</text:span></text:p>
      <text:p text:style-name="P3"/>
      <text:p text:style-name="P4">Une image ppm (portable pixmap file format) se compose de :</text:p>
      <text:p text:style-name="P4">- un numéro de variante ou « magic number » qui défini le type de format. Dans notre cas, puisqu'il s'agit d'un ppm, sa valeur est « P6 »</text:p>
      <text:p text:style-name="P4">- la largeur et la hauteur(codée en caractères ASCII) séparer par un espace</text:p>
      <text:p text:style-name="P4">- la valeur maximal de couleur ou résolution de couleur (codée en caractères ASCII)</text:p>
      <text:p text:style-name="P1"><text:span text:style-name="T2">- </text:span><text:span text:style-name="T3">les données des l'images en binaire. L'image est codée lde gauche à droite et de haut en bas. Donc ligne par ligne. Un pixel est codé avec trois valeurs sur 1 ou deux bits :</text:span></text:p>
      <text:p text:style-name="P5"><text:tab/>- la quantité de rouge</text:p>
      <text:p text:style-name="P6"><text:tab/>- la quantité de bleu</text:p>
      <text:p text:style-name="P6"><text:tab/>- la quantité de vert</text:p>
      <text:p text:style-name="P4"/>
      <text:p text:style-name="P4">Voici un exemple d'un fichier ppm :</text:p>
      <text:p text:style-name="P4"/>
      <text:p text:style-name="P4"><text:s text:c="5"/>P6</text:p>
      <text:p text:style-name="P1"><text:span text:style-name="T2"><text:s text:c="5"/># feep.ppm <text:s/>// </text:span><text:span text:style-name="T4">Les commantaires sont ignorés</text:span></text:p>
      <text:p text:style-name="P4"><text:s text:c="5"/>4 4</text:p>
      <text:p text:style-name="P4"><text:s text:c="5"/>15</text:p>
      <text:p text:style-name="P4"><text:s text:c="6"/>0 <text:s/>0 <text:s/>0 <text:s text:c="3"/>0 <text:s/>0 <text:s/>0 <text:s text:c="3"/>0 <text:s/>0 <text:s/>0 <text:s text:c="2"/>15 <text:s/>0 15</text:p>
      <text:p text:style-name="P4"><text:s text:c="6"/>0 <text:s/>0 <text:s/>0 <text:s text:c="3"/>0 15 <text:s/>7 <text:s text:c="3"/>0 <text:s/>0 <text:s/>0 <text:s text:c="3"/>0 <text:s/>0 <text:s/>0</text:p>
      <text:p text:style-name="P4"><text:s text:c="6"/>0 <text:s/>0 <text:s/>0 <text:s text:c="3"/>0 <text:s/>0 <text:s/>0 <text:s text:c="3"/>0 15 <text:s/>7 <text:s text:c="3"/>0 <text:s/>0 <text:s/>0</text:p>
      <text:p text:style-name="P4"><text:s text:c="5"/>15 <text:s/>0 15 <text:s text:c="3"/>0 <text:s/>0 <text:s/>0 <text:s text:c="3"/>0 <text:s/>0 <text:s/>0 <text:s text:c="3"/>0 <text:s/>0 <text:s/>0</text:p>
      <text:p text:style-name="P4"/>
      <text:p text:style-name="P1"><text:span text:style-name="T2">/* </text:span><text:span text:style-name="T3">Structure de l'image */</text:span></text:p>
      <text:p text:style-name="P5"/>
      <text:p text:style-name="P7">La structure de l'image est basé sur les informations contenus dans le fichier ppm. Il est donc composé de :</text:p>
      <text:p text:style-name="P7">- un tableau de caractère (composer de deux caractères) pour récupérer les deux caractères correspondant au type de l'image</text:p>
      <text:p text:style-name="P7">- des entiers (unsigned int) qui correspondent à la hauteur et à la largeur</text:p>
      <text:p text:style-name="P7">- un entier (int) qui correspond à la résolution de la couleur</text:p>
      <text:p text:style-name="P7">- un pointeur vers un tableau qui contient des pixels</text:p>
      <text:p text:style-name="P7"/>
      <text:p text:style-name="P7">/* Ouverture de l'image */</text:p>
      <text:p text:style-name="P8"><text:span text:style-name="T5">La fonction qui permet d'ouvrir une image prend en paramètre un pointeur vers une image et le chemin vers cette image.</text:span></text:p>
      <text:p text:style-name="P8"><text:soft-page-break/><text:span text:style-name="T5">Pour l'ouvrir il faut d'abord la stocker dans une variable de type FILE. Ensuite, il faut vérifier que cette image a bien été ouverte. Si c'est le cas alors on récupère les données de l'image pour les stocker dans une variable image. Pour cela, on utilise des fscanf. </text:span></text:p>
      <text:p text:style-name="P8"><text:span text:style-name="T5">Il est important de connaître la structure d'une image ppm pour stocker les données. En effet, lors de l'utilisation du fscanf, les données sont récupéré en fonction de la composition de l'image et la façon dont sont agencé les éléments. </text:span></text:p>
      <text:p text:style-name="P8"><text:span text:style-name="T5">Par exemple pour récupéré le format de l'image qui se trouve au début on peut écrire :</text:span></text:p>
      <text:p text:style-name="P8"><text:span text:style-name="T5"/></text:p>
      <text:p text:style-name="P8"><text:span text:style-name="T5">fscanf(image, "%c%c\n", &amp;(img-&gt;magicNumber[0]), <text:s/>&amp;(img-&gt;magicNumber[1]));</text:span></text:p>
      <text:p text:style-name="P8"><text:span text:style-name="T5"/></text:p>
      <text:p text:style-name="P8"><text:span text:style-name="T5">On peut voir qu'il découpe les </text:span></text:p>
      <text:p text:style-name="P8"><text:span text:style-name="T5"/></text:p>
      <text:p text:style-name="P8"><text:span text:style-name="T5">Il faut également vérifier qu'il s'agit d'une image au format ppm donc qu'il ait sur la première ligne « P6 »</text:span></text:p>
      <text:p text:style-name="P8"><text:span text:style-name="T5">Ensuite, il faut vérifier s'il possède un commentaire ou non. Dans le cas où il y a un commentaire, il faut alors passer à la ligne suivante, sinon on stock directement les données dans la variable. </text:span></text:p>
      <text:p text:style-name="P8"><text:span text:style-name="T5">La difficulté ici a été de savoir s'il y avait ou non un commentaire. Pour cela, nous avons vérifier si le fscanf retounait bien 1 (il a récupéré les données et les a stockées). </text:span></text:p>
      <text:p text:style-name="P8"><text:span text:style-name="T5">Pour passer à la ligne suivante, nous avons lu chaque caractère jusqu'au moment où il trouve « \n » qui indique un saut de ligne. </text:span></text:p>
      <text:p text:style-name="P8"><text:span text:style-name="T5">On récupère ensuite la largeur et la hauteur de l'image, ainsi que la valeurs maximal de l'image. </text:span></text:p>
      <text:p text:style-name="P9"><text:span text:style-name="T5">On récupère également le tableau de pixels. </text:span><text:span text:style-name="T6">Il faut donc allouer de la mémoire pour ce tableau de pixel qui fait donc la largeur multiliplé par la hauteur multiplié par 3 puisque l'image est composé de n pixels, avec n qui est égale à la largeur multiliplé par la hauteur, qui est lui même composé de 3 valeurs. </text:span></text:p>
      <text:p text:style-name="P9"><text:span text:style-name="T6">Une fois toutes ces données récupérée, on peut fermer l'image. </text:span></text:p>
      <text:p text:style-name="P9"><text:span text:style-name="T6"/></text:p>
      <text:p text:style-name="P9"><text:span text:style-name="T6">/* </text:span><text:span text:style-name="T7">Structure d'un calque */</text:span></text:p>
      <text:p text:style-name="P9"><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8T15:29:30</meta:creation-date>
    <dc:date>2013-01-02T21:02:53</dc:date>
    <meta:editing-duration>PT9M54S</meta:editing-duration>
    <meta:editing-cycles>6</meta:editing-cycles>
    <meta:generator>LibreOffice/3.6$Linux_x86 LibreOffice_project/360m1$Build-2</meta:generator>
    <meta:document-statistic meta:table-count="0" meta:image-count="0" meta:object-count="0" meta:page-count="2" meta:paragraph-count="50" meta:word-count="678" meta:character-count="3701" meta:non-whitespace-character-count="2951"/>
  </office:meta>
</office:document-meta>
</file>